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style:min-row-height="1.7396in"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1</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sked-it</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Justin Tristan Gabriel R. Granda</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January 31, 2019</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2160424217" text:style-name="WWNum1">
        <text:list-item>
          <text:p text:style-name="P13"><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84534088207080" text:continue-numbering="true" text:style-name="WWNum1">
        <text:list-item>
          <text:p text:style-name="P13"><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84533910515235" text:continue-numbering="true" text:style-name="WWNum1">
        <text:list-item>
          <text:p text:style-name="P13"><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84534688114791" text:continue-numbering="true" text:style-name="WWNum1">
        <text:list-item>
          <text:p text:style-name="P13"><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9"/>
          </table:table-cell>
          <table:table-cell table:style-name="Table2.A1" office:value-type="string">
            <text:p text:style-name="P6"><text:span text:style-name="T3">/</text:span></text:p>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6"><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10"/>
            <text:p text:style-name="P7"><text:span text:style-name="T3">- We need to start managing our time better (i.e. setting days when we’ll be working and when we’ll be resting).</text:span></text:p>
            <text:p text:style-name="P10"/>
            <text:p text:style-name="P7"><text:span text:style-name="T3">-We need to decide what other technologies we’ll be using and make it clear to the other members.</text:span></text:p>
          </table:table-cell>
          <table:table-cell table:style-name="Table3.A1" office:value-type="string">
            <text:p text:style-name="P7"><text:span text:style-name="T7">What do we need to CONTINUE doing?</text:span></text:p>
            <text:p text:style-name="P10"/>
            <text:p text:style-name="P7"><text:span text:style-name="T3">-We need to continue communicating with each other more about anything related to the project.</text:span></text:p>
            <text:p text:style-name="P10"/>
            <text:p text:style-name="P7"><text:span text:style-name="T3">-We need to continue updating each other on each member’s status(e.g. if someone is busy on some day).</text:span></text:p>
          </table:table-cell>
          <table:table-cell table:style-name="Table3.C1" office:value-type="string">
            <text:p text:style-name="P7"><text:span text:style-name="T7">What do we need to STOP doing?</text:span></text:p>
            <text:p text:style-name="P10"/>
            <text:p text:style-name="P7"><text:span text:style-name="T3">-We need to stop being vague about what we’re trying to accomplish in the sprint.</text:span></text:p>
            <text:p text:style-name="P8"/>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8" meta:word-count="403" meta:character-count="2378" meta:non-whitespace-character-count="2002"/>
    <meta:generator>LibreOfficeDev/6.0.5.2$Linux_X86_64 LibreOffice_project/</meta:generator>
  </office:meta>
</office:document-meta>
</file>